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49d08" officeooo:paragraph-rsid="00049d08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15%"/>
      <style:text-properties fo:font-size="14pt" fo:font-weight="bold" officeooo:rsid="00049d08" officeooo:paragraph-rsid="00049d08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;</text:p>
      <text:p text:style-name="P2">use hr; <text:line-break/>select * from employees;<text:line-break/>select employee_id,last_name,salary, department_id from employees;<text:line-break/>desc departments;<text:line-break/>select last_name,salary, (salary*12)+100 from employees;<text:line-break/>select last_name,salary, (salary*12)+100 annual_salary from employees;<text:line-break/>select commision_pct <text:line-break/>select concat(lastname,jobid) from employees;<text:line-break/>select concat(lastname,"work as",jobid) empidwithnane from employees;<text:line-break/>Select lastname,jobid,salary from employees where ((jobid ="sa") OR (jobid="na")) and (salary&gt;5000)<text:line-break/>select employee_id,last_name,hire_date,salary from employees where hire_date='1997-03-19'; <text:line-break/>select employee_id,last_name,hire_date,salary from employees where DATE_FORMAT(hire_date, '%Y')=1996; <text:line-break/>select employee_id,last_name,hire_date,salary from employees where DATE_FORMAT(hire_date, '%y')=96; <text:line-break/>select employee_id,last_name,Date_FORMAT(hire_date,'%W %D %M %Y'),salary from employees where DATE_FORMAT(hire_date, '%Y')=1996;<text:line-break/>select last_name,salary from employees where salary &lt;=8000; <text:line-break/>select last_name,salary from employees where salary =5800; <text:line-break/>select last_name,salary from employees where salary &gt;=8000; <text:line-break/>select last_name,salary from employees where salary &lt;&gt; 8000; <text:line-break/>select last_name,salary from employees where salary between 2500 and 3500; <text:line-break/>select employee_id, last_name,salary,manager_id from employees; <text:line-break/>select employee_id, last_name,salary,manager_id from employees where manager_id in (100,101,201); <text:line-break/>select first_name from employees where first_name like 'S%'; <text:line-break/>select last_name from employees where last_name like '_o%'; <text:line-break/>select last_name from employees where last_name like '__u%'; <text:line-break/>select last_name from employees where last_name like '%o%'; <text:line-break/>select last_name from employees where last_name like '%op%'; <text:line-break/>select last_name ,manager_id from employees where manager_id IS NULL;<text:line-break/>find the employees whose salary is &gt;=5000 and job_id which matches 'MAN' patter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17T14:40:24.888000000</dc:date>
    <meta:editing-duration>PT2M12S</meta:editing-duration>
    <meta:editing-cycles>3</meta:editing-cycles>
    <meta:document-statistic meta:table-count="0" meta:image-count="0" meta:object-count="0" meta:page-count="1" meta:paragraph-count="2" meta:word-count="194" meta:character-count="1858" meta:non-whitespace-character-count="1648"/>
  </office:meta>
</office:document-meta>
</file>